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 style:master-page-name="First_20_Page">
      <style:paragraph-properties style:page-number="aut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List</text:h>
      <text:p text:style-name="Text_20_body">A line.</text:p>
      <text:list xml:id="list1507423097" text:style-name="L1">
        <text:list-item>
          <text:p text:style-name="P3">Mac OS X</text:p>
        </text:list-item>
        <text:list-item>
          <text:p text:style-name="P2">Linux</text:p>
        </text:list-item>
        <text:list-item>
          <text:p text:style-name="P2">Solaris</text:p>
        </text:list-item>
      </text:list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i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22:11:21</dc:date>
    <dc:creator>Vincent Spiewak</dc:creator>
    <meta:editing-duration>PT00H04M32S</meta:editing-duration>
    <meta:editing-cycles>5</meta:editing-cycles>
    <meta:generator>OpenOffice.org/3.1$Unix OpenOffice.org_project/310m11$Build-9399</meta:generator>
    <meta:document-statistic meta:table-count="0" meta:image-count="0" meta:object-count="0" meta:page-count="2" meta:paragraph-count="8" meta:word-count="20" meta:character-count="77"/>
  </office:meta>
</office:document-meta>
</file>